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02in"/>
    </style:style>
    <style:style style:name="co2" style:family="table-column">
      <style:table-column-properties fo:break-before="auto" style:column-width="1.6709in"/>
    </style:style>
    <style:style style:name="co3" style:family="table-column">
      <style:table-column-properties fo:break-before="auto" style:column-width="2.5319in"/>
    </style:style>
    <style:style style:name="co4" style:family="table-column">
      <style:table-column-properties fo:break-before="auto" style:column-width="1.8543in"/>
    </style:style>
    <style:style style:name="co5" style:family="table-column">
      <style:table-column-properties fo:break-before="auto" style:column-width="1.5957in"/>
    </style:style>
    <style:style style:name="co6" style:family="table-column">
      <style:table-column-properties fo:break-before="auto" style:column-width="1.7783in"/>
    </style:style>
    <style:style style:name="co7" style:family="table-column">
      <style:table-column-properties fo:break-before="auto" style:column-width="1.5528in"/>
    </style:style>
    <style:style style:name="co8" style:family="table-column">
      <style:table-column-properties fo:break-before="auto" style:column-width="1.4984in"/>
    </style:style>
    <style:style style:name="co9" style:family="table-column">
      <style:table-column-properties fo:break-before="auto" style:column-width="0.939in"/>
    </style:style>
    <style:style style:name="co10" style:family="table-column">
      <style:table-column-properties fo:break-before="auto" style:column-width="1.111in"/>
    </style:style>
    <style:style style:name="co11" style:family="table-column">
      <style:table-column-properties fo:break-before="auto" style:column-width="0.9602in"/>
    </style:style>
    <style:style style:name="co12" style:family="table-column">
      <style:table-column-properties fo:break-before="auto" style:column-width="2.2736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6035in"/>
    </style:style>
    <style:style style:name="co15" style:family="table-column">
      <style:table-column-properties fo:break-before="auto" style:column-width="0.972in"/>
    </style:style>
    <style:style style:name="co16" style:family="table-column">
      <style:table-column-properties fo:break-before="auto" style:column-width="1.016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Class detai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Course</text:p>
          </table:table-cell>
          <table:table-cell office:value-type="string">
            <text:p>CRN</text:p>
          </table:table-cell>
          <table:table-cell office:value-type="string">
            <text:p>Title</text:p>
          </table:table-cell>
          <table:table-cell office:value-type="string">
            <text:p>Duration</text:p>
          </table:table-cell>
          <table:table-cell office:value-type="string">
            <text:p>Credits</text:p>
          </table:table-cell>
          <table:table-cell office:value-type="string">
            <text:p><text:s/>Location</text:p>
          </table:table-cell>
          <table:table-cell office:value-type="string">
            <text:p><text:s/>Status</text:p>
          </table:table-cell>
          <table:table-cell table:number-columns-repeated="5"/>
        </table:table-row>
        <table:table-row table:style-name="ro1">
          <table:table-cell office:value-type="string">
            <text:p>MATH 3820 - A01</text:p>
          </table:table-cell>
          <table:table-cell office:value-type="float" office:value="21096">
            <text:p>21096</text:p>
          </table:table-cell>
          <table:table-cell office:value-type="string">
            <text:p>Introduction to Mathematical Modelling</text:p>
          </table:table-cell>
          <table:table-cell office:value-type="string">
            <text:p>Jan 07, 2008 - Apr 11, 2008</text:p>
          </table:table-cell>
          <table:table-cell office:value-type="float" office:value="3">
            <text:p>3</text:p>
          </table:table-cell>
          <table:table-cell office:value-type="string">
            <text:p>MACHRAY HALL Rm: 415</text:p>
          </table:table-cell>
          <table:table-cell office:value-type="string">
            <text:p>Active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>
            <text:p>Maximum</text:p>
          </table:table-cell>
          <table:table-cell office:value-type="string">
            <text:p>Actual</text:p>
          </table:table-cell>
          <table:table-cell office:value-type="string">
            <text:p>Remaining</text:p>
          </table:table-cell>
          <table:table-cell table:number-columns-repeated="8"/>
        </table:table-row>
        <table:table-row table:style-name="ro1">
          <table:table-cell office:value-type="string">
            <text:p>Enrollment: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Record Number</text:p>
          </table:table-cell>
          <table:table-cell office:value-type="string">
            <text:p>Student Name</text:p>
          </table:table-cell>
          <table:table-cell office:value-type="string">
            <text:p>ID</text:p>
          </table:table-cell>
          <table:table-cell office:value-type="string">
            <text:p>Reg Status</text:p>
          </table:table-cell>
          <table:table-cell office:value-type="string">
            <text:p>Grade Mode/AutoGrade</text:p>
          </table:table-cell>
          <table:table-cell office:value-type="string">
            <text:p>Level</text:p>
          </table:table-cell>
          <table:table-cell office:value-type="string">
            <text:p>Degree</text:p>
          </table:table-cell>
          <table:table-cell office:value-type="string">
            <text:p>Program</text:p>
          </table:table-cell>
          <table:table-cell office:value-type="string">
            <text:p>Major</text:p>
          </table:table-cell>
          <table:table-cell office:value-type="string">
            <text:p>Class</text:p>
          </table:table-cell>
          <table:table-cell office:value-type="string">
            <text:p>Telephone</text:p>
          </table:table-cell>
          <table:table-cell office:value-type="string">
            <text:p>Email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kel, Omar T. </text:p>
          </table:table-cell>
          <table:table-cell office:value-type="float" office:value="6823469">
            <text:p>6823469</text:p>
          </table:table-cell>
          <table:table-cell office:value-type="string">
            <text:p>Registered Web</text:p>
          </table:table-cell>
          <table:table-cell/>
          <table:table-cell office:value-type="string">
            <text:p>Undergraduate</text:p>
          </table:table-cell>
          <table:table-cell office:value-type="string">
            <text:p>B.Sc.(Maj.)</text:p>
          </table:table-cell>
          <table:table-cell office:value-type="string">
            <text:p>Science-BSc Major</text:p>
          </table:table-cell>
          <table:table-cell office:value-type="string">
            <text:p>Applied Math</text:p>
          </table:table-cell>
          <table:table-cell office:value-type="string">
            <text:p>Year 3</text:p>
          </table:table-cell>
          <table:table-cell office:value-type="string">
            <text:p>204 962-3556</text:p>
          </table:table-cell>
          <table:table-cell office:value-type="string">
            <text:p>omarakel@hotmail.co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i, Jing </text:p>
          </table:table-cell>
          <table:table-cell office:value-type="float" office:value="6831710">
            <text:p>6831710</text:p>
          </table:table-cell>
          <table:table-cell office:value-type="string">
            <text:p>Registered Web</text:p>
          </table:table-cell>
          <table:table-cell/>
          <table:table-cell office:value-type="string">
            <text:p>Undergraduate</text:p>
          </table:table-cell>
          <table:table-cell office:value-type="string">
            <text:p>B.Sc.(Maj.)</text:p>
          </table:table-cell>
          <table:table-cell office:value-type="string">
            <text:p>Science-BSc Major</text:p>
          </table:table-cell>
          <table:table-cell office:value-type="string">
            <text:p>Applied Math</text:p>
          </table:table-cell>
          <table:table-cell office:value-type="string">
            <text:p>Year 3</text:p>
          </table:table-cell>
          <table:table-cell office:value-type="string">
            <text:p>204 290-9371</text:p>
          </table:table-cell>
          <table:table-cell office:value-type="string">
            <text:p>umbaij@cc.umanitoba.c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ha, Joo-Yong </text:p>
          </table:table-cell>
          <table:table-cell office:value-type="float" office:value="6769335">
            <text:p>6769335</text:p>
          </table:table-cell>
          <table:table-cell office:value-type="string">
            <text:p>Registered Web</text:p>
          </table:table-cell>
          <table:table-cell/>
          <table:table-cell office:value-type="string">
            <text:p>Undergraduate</text:p>
          </table:table-cell>
          <table:table-cell office:value-type="string">
            <text:p>B.Sc.(Maj.)</text:p>
          </table:table-cell>
          <table:table-cell office:value-type="string">
            <text:p>Science-BSc Major</text:p>
          </table:table-cell>
          <table:table-cell office:value-type="string">
            <text:p>Applied Math</text:p>
          </table:table-cell>
          <table:table-cell office:value-type="string">
            <text:p>Year 4</text:p>
          </table:table-cell>
          <table:table-cell office:value-type="string">
            <text:p>204 951-3485</text:p>
          </table:table-cell>
          <table:table-cell office:value-type="string">
            <text:p>jooyongcha@naver.com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han, Susan C. </text:p>
          </table:table-cell>
          <table:table-cell office:value-type="float" office:value="6796353">
            <text:p>6796353</text:p>
          </table:table-cell>
          <table:table-cell office:value-type="string">
            <text:p>Registered Web</text:p>
          </table:table-cell>
          <table:table-cell/>
          <table:table-cell office:value-type="string">
            <text:p>Undergraduate</text:p>
          </table:table-cell>
          <table:table-cell office:value-type="string">
            <text:p>B.Sc.(Maj.)</text:p>
          </table:table-cell>
          <table:table-cell office:value-type="string">
            <text:p>Science-BSc Major</text:p>
          </table:table-cell>
          <table:table-cell office:value-type="string">
            <text:p>Applied Math</text:p>
          </table:table-cell>
          <table:table-cell office:value-type="string">
            <text:p>Year 4</text:p>
          </table:table-cell>
          <table:table-cell office:value-type="string">
            <text:p>204 256-5457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raig, Morgan L. </text:p>
          </table:table-cell>
          <table:table-cell office:value-type="float" office:value="6795687">
            <text:p>6795687</text:p>
          </table:table-cell>
          <table:table-cell office:value-type="string">
            <text:p>Registered Web</text:p>
          </table:table-cell>
          <table:table-cell/>
          <table:table-cell office:value-type="string">
            <text:p>Undergraduate</text:p>
          </table:table-cell>
          <table:table-cell office:value-type="string">
            <text:p>B.Sc.(Hons.)</text:p>
          </table:table-cell>
          <table:table-cell office:value-type="string">
            <text:p>Science-BSc Honours</text:p>
          </table:table-cell>
          <table:table-cell office:value-type="string">
            <text:p>Mathematics</text:p>
          </table:table-cell>
          <table:table-cell office:value-type="string">
            <text:p>Year 1</text:p>
          </table:table-cell>
          <table:table-cell office:value-type="string">
            <text:p>204 339-5920</text:p>
          </table:table-cell>
          <table:table-cell office:value-type="string">
            <text:p>mcraig@cusb.ca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mpey, Jason C. </text:p>
          </table:table-cell>
          <table:table-cell office:value-type="float" office:value="6814272">
            <text:p>6814272</text:p>
          </table:table-cell>
          <table:table-cell office:value-type="string">
            <text:p>Registered Web</text:p>
          </table:table-cell>
          <table:table-cell/>
          <table:table-cell office:value-type="string">
            <text:p>Undergraduate</text:p>
          </table:table-cell>
          <table:table-cell office:value-type="string">
            <text:p>B.Sc.(Maj.)</text:p>
          </table:table-cell>
          <table:table-cell office:value-type="string">
            <text:p>Science-BSc Major</text:p>
          </table:table-cell>
          <table:table-cell office:value-type="string">
            <text:p>Mathematics</text:p>
          </table:table-cell>
          <table:table-cell office:value-type="string">
            <text:p>Year 1</text:p>
          </table:table-cell>
          <table:table-cell office:value-type="string">
            <text:p>204 802-4759</text:p>
          </table:table-cell>
          <table:table-cell office:value-type="string">
            <text:p>umempeyj@cc.umanitoba.ca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Li, Xiaoxue </text:p>
          </table:table-cell>
          <table:table-cell office:value-type="float" office:value="6803653">
            <text:p>6803653</text:p>
          </table:table-cell>
          <table:table-cell office:value-type="string">
            <text:p>Registered Web</text:p>
          </table:table-cell>
          <table:table-cell/>
          <table:table-cell office:value-type="string">
            <text:p>Undergraduate</text:p>
          </table:table-cell>
          <table:table-cell office:value-type="string">
            <text:p>B.Sc.(Maj.)</text:p>
          </table:table-cell>
          <table:table-cell office:value-type="string">
            <text:p>Science-BSc Major</text:p>
          </table:table-cell>
          <table:table-cell office:value-type="string">
            <text:p>Applied Math</text:p>
          </table:table-cell>
          <table:table-cell office:value-type="string">
            <text:p>Year 4</text:p>
          </table:table-cell>
          <table:table-cell office:value-type="string">
            <text:p>204 298-1007</text:p>
          </table:table-cell>
          <table:table-cell office:value-type="string">
            <text:p>nishizhuna@hotmail.com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enjivar, Liliana J. </text:p>
          </table:table-cell>
          <table:table-cell office:value-type="float" office:value="6834448">
            <text:p>6834448</text:p>
          </table:table-cell>
          <table:table-cell office:value-type="string">
            <text:p>Registered Web</text:p>
          </table:table-cell>
          <table:table-cell/>
          <table:table-cell office:value-type="string">
            <text:p>Undergraduate</text:p>
          </table:table-cell>
          <table:table-cell office:value-type="string">
            <text:p>B.Sc.(Hons.)</text:p>
          </table:table-cell>
          <table:table-cell office:value-type="string">
            <text:p>Science-BSc Honours</text:p>
          </table:table-cell>
          <table:table-cell office:value-type="string">
            <text:p>Mathematics</text:p>
          </table:table-cell>
          <table:table-cell office:value-type="string">
            <text:p>Year 3</text:p>
          </table:table-cell>
          <table:table-cell office:value-type="string">
            <text:p>204 488-4007</text:p>
          </table:table-cell>
          <table:table-cell office:value-type="string">
            <text:p>lillymenjivar@hotmail.com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herby, Leslie E. </text:p>
          </table:table-cell>
          <table:table-cell office:value-type="float" office:value="6794233">
            <text:p>6794233</text:p>
          </table:table-cell>
          <table:table-cell office:value-type="string">
            <text:p>Registered Web</text:p>
          </table:table-cell>
          <table:table-cell/>
          <table:table-cell office:value-type="string">
            <text:p>Undergraduate</text:p>
          </table:table-cell>
          <table:table-cell office:value-type="string">
            <text:p>B.Sc.(Maj.)</text:p>
          </table:table-cell>
          <table:table-cell office:value-type="string">
            <text:p>Science-BSc Major</text:p>
          </table:table-cell>
          <table:table-cell office:value-type="string">
            <text:p>Applied Math</text:p>
          </table:table-cell>
          <table:table-cell office:value-type="string">
            <text:p>Year 3</text:p>
          </table:table-cell>
          <table:table-cell office:value-type="string">
            <text:p>204 661-6572</text:p>
          </table:table-cell>
          <table:table-cell office:value-type="string">
            <text:p>leslie_sherby@hotmail.com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anderveen, Hannah M. </text:p>
          </table:table-cell>
          <table:table-cell office:value-type="float" office:value="7607867">
            <text:p>7607867</text:p>
          </table:table-cell>
          <table:table-cell office:value-type="string">
            <text:p>Registered Web</text:p>
          </table:table-cell>
          <table:table-cell/>
          <table:table-cell office:value-type="string">
            <text:p>Undergraduate</text:p>
          </table:table-cell>
          <table:table-cell office:value-type="string">
            <text:p>Not Seeking Credential</text:p>
          </table:table-cell>
          <table:table-cell office:value-type="string">
            <text:p>Visiting</text:p>
          </table:table-cell>
          <table:table-cell office:value-type="string">
            <text:p>Undeclared</text:p>
          </table:table-cell>
          <table:table-cell office:value-type="string">
            <text:p>Visiting Student</text:p>
          </table:table-cell>
          <table:table-cell office:value-type="string">
            <text:p>N/A</text:p>
          </table:table-cell>
          <table:table-cell office:value-type="string">
            <text:p>hannah_vanderveen@hotmail.com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Wang, Yu </text:p>
          </table:table-cell>
          <table:table-cell office:value-type="float" office:value="6822675">
            <text:p>6822675</text:p>
          </table:table-cell>
          <table:table-cell office:value-type="string">
            <text:p>Registered Web</text:p>
          </table:table-cell>
          <table:table-cell/>
          <table:table-cell office:value-type="string">
            <text:p>Undergraduate</text:p>
          </table:table-cell>
          <table:table-cell office:value-type="string">
            <text:p>B.Sc.(Maj.)</text:p>
          </table:table-cell>
          <table:table-cell office:value-type="string">
            <text:p>Science-BSc Major</text:p>
          </table:table-cell>
          <table:table-cell office:value-type="string">
            <text:p>Applied Math</text:p>
          </table:table-cell>
          <table:table-cell office:value-type="string">
            <text:p>Year 1</text:p>
          </table:table-cell>
          <table:table-cell office:value-type="string">
            <text:p>204 294-8528</text:p>
          </table:table-cell>
          <table:table-cell office:value-type="string">
            <text:p>wangyugenius@hotmail.com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Wessel, Lindsay C. </text:p>
          </table:table-cell>
          <table:table-cell office:value-type="float" office:value="6799302">
            <text:p>6799302</text:p>
          </table:table-cell>
          <table:table-cell office:value-type="string">
            <text:p>Registered Web</text:p>
          </table:table-cell>
          <table:table-cell/>
          <table:table-cell office:value-type="string">
            <text:p>Undergraduate</text:p>
          </table:table-cell>
          <table:table-cell office:value-type="string">
            <text:p>B.Sc.(Maj.)</text:p>
          </table:table-cell>
          <table:table-cell office:value-type="string">
            <text:p>Science-BSc Major</text:p>
          </table:table-cell>
          <table:table-cell office:value-type="string">
            <text:p>Applied Math</text:p>
          </table:table-cell>
          <table:table-cell office:value-type="string">
            <text:p>Year 4</text:p>
          </table:table-cell>
          <table:table-cell office:value-type="string">
            <text:p>204 275-2973</text:p>
          </table:table-cell>
          <table:table-cell office:value-type="string">
            <text:p>umwessel@cc.umanitoba.ca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Ye, Xiao M. </text:p>
          </table:table-cell>
          <table:table-cell office:value-type="float" office:value="6811430">
            <text:p>6811430</text:p>
          </table:table-cell>
          <table:table-cell office:value-type="string">
            <text:p>Registered Web</text:p>
          </table:table-cell>
          <table:table-cell/>
          <table:table-cell office:value-type="string">
            <text:p>Undergraduate</text:p>
          </table:table-cell>
          <table:table-cell office:value-type="string">
            <text:p>B.Sc.(Maj.)</text:p>
          </table:table-cell>
          <table:table-cell office:value-type="string">
            <text:p>Science-BSc Major</text:p>
          </table:table-cell>
          <table:table-cell office:value-type="string">
            <text:p>Applied Math</text:p>
          </table:table-cell>
          <table:table-cell office:value-type="string">
            <text:p>Year 3</text:p>
          </table:table-cell>
          <table:table-cell office:value-type="string">
            <text:p>204 951-4311</text:p>
          </table:table-cell>
          <table:table-cell office:value-type="string">
            <text:p>kittb1943@hotmail.com</text:p>
          </table:table-cell>
        </table:table-row>
      </table:table>
      <table:table table:name="Marks" table:style-name="ta1" table:print="false">
        <office:forms form:automatic-focus="false" form:apply-design-mode="false"/>
        <table:table-column table:style-name="co14" table:default-cell-style-name="Default"/>
        <table:table-column table:style-name="co13" table:number-columns-repeated="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3" table:number-columns-repeated="2" table:default-cell-style-name="Default"/>
        <table:table-row table:style-name="ro1">
          <table:table-cell office:value-type="string">
            <text:p>Student Name</text:p>
          </table:table-cell>
          <table:table-cell office:value-type="string">
            <text:p>ID</text:p>
          </table:table-cell>
          <table:table-cell office:value-type="string">
            <text:p>HW 1 (/55)</text:p>
          </table:table-cell>
          <table:table-cell office:value-type="string">
            <text:p>HW 1 (%)</text:p>
          </table:table-cell>
          <table:table-cell office:value-type="string">
            <text:p>HW 2 (/5)</text:p>
          </table:table-cell>
          <table:table-cell office:value-type="string">
            <text:p>HW 2 (%)</text:p>
          </table:table-cell>
          <table:table-cell office:value-type="string">
            <text:p>TEST (/90)</text:p>
          </table:table-cell>
          <table:table-cell office:value-type="string">
            <text:p>TEST (%)</text:p>
          </table:table-cell>
          <table:table-cell office:value-type="string">
            <text:p>FINAL (/90)</text:p>
          </table:table-cell>
          <table:table-cell office:value-type="string">
            <text:p>FINAL (%)</text:p>
          </table:table-cell>
          <table:table-cell office:value-type="string">
            <text:p>PROJECT (/5)</text:p>
          </table:table-cell>
          <table:table-cell office:value-type="string">
            <text:p>PROJECT (%)</text:p>
          </table:table-cell>
          <table:table-cell office:value-type="string">
            <text:p>OVERALL</text:p>
          </table:table-cell>
          <table:table-cell/>
          <table:table-cell office:value-type="string">
            <text:p>Student Name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Akel, Omar T. </text:p>
          </table:table-cell>
          <table:table-cell office:value-type="float" office:value="6823469">
            <text:p>6823469</text:p>
          </table:table-cell>
          <table:table-cell office:value-type="float" office:value="34">
            <text:p>34</text:p>
          </table:table-cell>
          <table:table-cell table:formula="oooc:=[.C3]/55*100" office:value-type="float" office:value="61.8181818181818">
            <text:p>61.82</text:p>
          </table:table-cell>
          <table:table-cell office:value-type="float" office:value="5">
            <text:p>5</text:p>
          </table:table-cell>
          <table:table-cell table:formula="oooc:=[.E3]/5*100" office:value-type="float" office:value="100">
            <text:p>100</text:p>
          </table:table-cell>
          <table:table-cell table:number-columns-repeated="2"/>
          <table:table-cell office:value-type="float" office:value="55">
            <text:p>55</text:p>
          </table:table-cell>
          <table:table-cell table:formula="oooc:=[.I3]/90*100" office:value-type="float" office:value="61.1111111111111">
            <text:p>61.11</text:p>
          </table:table-cell>
          <table:table-cell office:value-type="float" office:value="0">
            <text:p>0</text:p>
          </table:table-cell>
          <table:table-cell table:formula="oooc:=[.K3]/5*100" office:value-type="float" office:value="0">
            <text:p>0</text:p>
          </table:table-cell>
          <table:table-cell table:formula="oooc:=([.D3]+[.F3])/2*0.2+[.L3]*0.25+[.J3]*0.55" office:value-type="float" office:value="49.7929292929293">
            <text:p>49.79</text:p>
          </table:table-cell>
          <table:table-cell office:value-type="string">
            <text:p>D</text:p>
          </table:table-cell>
          <table:table-cell office:value-type="string">
            <text:p>Akel, Omar T. </text:p>
          </table:table-cell>
          <table:table-cell office:value-type="float" office:value="89">
            <text:p>89</text:p>
          </table:table-cell>
          <table:table-cell table:style-name="ce1" office:value-type="string">
            <text:p>A+</text:p>
          </table:table-cell>
        </table:table-row>
        <table:table-row table:style-name="ro1">
          <table:table-cell office:value-type="string">
            <text:p>Bai, Jing </text:p>
          </table:table-cell>
          <table:table-cell office:value-type="float" office:value="6831710">
            <text:p>6831710</text:p>
          </table:table-cell>
          <table:table-cell office:value-type="float" office:value="47">
            <text:p>47</text:p>
          </table:table-cell>
          <table:table-cell table:formula="oooc:=[.C4]/55*100" office:value-type="float" office:value="85.4545454545455">
            <text:p>85.45</text:p>
          </table:table-cell>
          <table:table-cell office:value-type="float" office:value="4">
            <text:p>4</text:p>
          </table:table-cell>
          <table:table-cell table:formula="oooc:=[.E4]/5*100" office:value-type="float" office:value="80">
            <text:p>80</text:p>
          </table:table-cell>
          <table:table-cell office:value-type="float" office:value="71">
            <text:p>71</text:p>
          </table:table-cell>
          <table:table-cell table:formula="oooc:=[.G4]/90*100" office:value-type="float" office:value="78.8888888888889">
            <text:p>78.89</text:p>
          </table:table-cell>
          <table:table-cell office:value-type="float" office:value="49">
            <text:p>49</text:p>
          </table:table-cell>
          <table:table-cell table:formula="oooc:=[.I4]/90*100" office:value-type="float" office:value="54.4444444444444">
            <text:p>54.44</text:p>
          </table:table-cell>
          <table:table-cell office:value-type="float" office:value="4">
            <text:p>4</text:p>
          </table:table-cell>
          <table:table-cell table:formula="oooc:=[.K4]/5*100" office:value-type="float" office:value="80">
            <text:p>80</text:p>
          </table:table-cell>
          <table:table-cell table:formula="oooc:=([.D4]+[.F4])/2*0.2+[.H4]*0.15+[.L4]*0.25+[.J4]*0.4" office:value-type="float" office:value="70.1565656565657">
            <text:p>70.16</text:p>
          </table:table-cell>
          <table:table-cell office:value-type="string">
            <text:p>B</text:p>
          </table:table-cell>
          <table:table-cell office:value-type="string">
            <text:p>Bai, Jing </text:p>
          </table:table-cell>
          <table:table-cell office:value-type="string">
            <text:p>80-88.9</text:p>
          </table:table-cell>
          <table:table-cell table:style-name="ce1" office:value-type="string">
            <text:p>A</text:p>
          </table:table-cell>
        </table:table-row>
        <table:table-row table:style-name="ro1">
          <table:table-cell office:value-type="string">
            <text:p>Cha, Joo-Yong </text:p>
          </table:table-cell>
          <table:table-cell office:value-type="float" office:value="6769335">
            <text:p>6769335</text:p>
          </table:table-cell>
          <table:table-cell office:value-type="float" office:value="55">
            <text:p>55</text:p>
          </table:table-cell>
          <table:table-cell table:formula="oooc:=[.C5]/55*100" office:value-type="float" office:value="100">
            <text:p>100</text:p>
          </table:table-cell>
          <table:table-cell office:value-type="float" office:value="5">
            <text:p>5</text:p>
          </table:table-cell>
          <table:table-cell table:formula="oooc:=[.E5]/5*100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formula="oooc:=[.G5]/90*100" office:value-type="float" office:value="85.5555555555556">
            <text:p>85.56</text:p>
          </table:table-cell>
          <table:table-cell office:value-type="float" office:value="81">
            <text:p>81</text:p>
          </table:table-cell>
          <table:table-cell table:formula="oooc:=[.I5]/90*100" office:value-type="float" office:value="90">
            <text:p>90</text:p>
          </table:table-cell>
          <table:table-cell office:value-type="float" office:value="4">
            <text:p>4</text:p>
          </table:table-cell>
          <table:table-cell table:formula="oooc:=[.K5]/5*100" office:value-type="float" office:value="80">
            <text:p>80</text:p>
          </table:table-cell>
          <table:table-cell table:formula="oooc:=([.D5]+[.F5])/2*0.2+[.H5]*0.15+[.L5]*0.25+[.J5]*0.4" office:value-type="float" office:value="88.8333333333333">
            <text:p>88.83</text:p>
          </table:table-cell>
          <table:table-cell office:value-type="string">
            <text:p>A</text:p>
          </table:table-cell>
          <table:table-cell office:value-type="string">
            <text:p>Cha, Joo-Yong </text:p>
          </table:table-cell>
          <table:table-cell office:value-type="string">
            <text:p>74-79.9</text:p>
          </table:table-cell>
          <table:table-cell table:style-name="ce1" office:value-type="string">
            <text:p>B+</text:p>
          </table:table-cell>
        </table:table-row>
        <table:table-row table:style-name="ro1">
          <table:table-cell office:value-type="string">
            <text:p>Chan, Susan C. </text:p>
          </table:table-cell>
          <table:table-cell office:value-type="float" office:value="6796353">
            <text:p>6796353</text:p>
          </table:table-cell>
          <table:table-cell office:value-type="float" office:value="53">
            <text:p>53</text:p>
          </table:table-cell>
          <table:table-cell table:formula="oooc:=[.C6]/55*100" office:value-type="float" office:value="96.3636363636364">
            <text:p>96.36</text:p>
          </table:table-cell>
          <table:table-cell office:value-type="float" office:value="3">
            <text:p>3</text:p>
          </table:table-cell>
          <table:table-cell table:formula="oooc:=[.E6]/5*100" office:value-type="float" office:value="60">
            <text:p>60</text:p>
          </table:table-cell>
          <table:table-cell office:value-type="float" office:value="37">
            <text:p>37</text:p>
          </table:table-cell>
          <table:table-cell table:formula="oooc:=[.G6]/90*100" office:value-type="float" office:value="41.1111111111111">
            <text:p>41.11</text:p>
          </table:table-cell>
          <table:table-cell office:value-type="float" office:value="32">
            <text:p>32</text:p>
          </table:table-cell>
          <table:table-cell table:formula="oooc:=[.I6]/90*100" office:value-type="float" office:value="35.5555555555556">
            <text:p>35.56</text:p>
          </table:table-cell>
          <table:table-cell office:value-type="float" office:value="4">
            <text:p>4</text:p>
          </table:table-cell>
          <table:table-cell table:formula="oooc:=[.K6]/5*100" office:value-type="float" office:value="80">
            <text:p>80</text:p>
          </table:table-cell>
          <table:table-cell table:formula="oooc:=([.D6]+[.F6])/2*0.2+[.H6]*0.15+[.L6]*0.25+[.J6]*0.4" office:value-type="float" office:value="56.0252525252525">
            <text:p>56.03</text:p>
          </table:table-cell>
          <table:table-cell office:value-type="string">
            <text:p>C</text:p>
          </table:table-cell>
          <table:table-cell office:value-type="string">
            <text:p>Chan, Susan C. </text:p>
          </table:table-cell>
          <table:table-cell office:value-type="string">
            <text:p>68-73.9</text:p>
          </table:table-cell>
          <table:table-cell table:style-name="ce1" office:value-type="string">
            <text:p>B</text:p>
          </table:table-cell>
        </table:table-row>
        <table:table-row table:style-name="ro1">
          <table:table-cell office:value-type="string">
            <text:p>Craig, Morgan L. </text:p>
          </table:table-cell>
          <table:table-cell office:value-type="float" office:value="6795687">
            <text:p>6795687</text:p>
          </table:table-cell>
          <table:table-cell office:value-type="float" office:value="49">
            <text:p>49</text:p>
          </table:table-cell>
          <table:table-cell table:formula="oooc:=[.C7]/55*100" office:value-type="float" office:value="89.0909090909091">
            <text:p>89.09</text:p>
          </table:table-cell>
          <table:table-cell office:value-type="float" office:value="5">
            <text:p>5</text:p>
          </table:table-cell>
          <table:table-cell table:formula="oooc:=[.E7]/5*100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formula="oooc:=[.G7]/90*100" office:value-type="float" office:value="67.7777777777778">
            <text:p>67.78</text:p>
          </table:table-cell>
          <table:table-cell office:value-type="float" office:value="80">
            <text:p>80</text:p>
          </table:table-cell>
          <table:table-cell table:formula="oooc:=[.I7]/90*100" office:value-type="float" office:value="88.8888888888889">
            <text:p>88.89</text:p>
          </table:table-cell>
          <table:table-cell office:value-type="float" office:value="5">
            <text:p>5</text:p>
          </table:table-cell>
          <table:table-cell table:formula="oooc:=[.K7]/5*100" office:value-type="float" office:value="100">
            <text:p>100</text:p>
          </table:table-cell>
          <table:table-cell table:formula="oooc:=([.D7]+[.F7])/2*0.2+[.H7]*0.15+[.L7]*0.25+[.J7]*0.4" office:value-type="float" office:value="89.6313131313131">
            <text:p>89.63</text:p>
          </table:table-cell>
          <table:table-cell office:value-type="string">
            <text:p>A+</text:p>
          </table:table-cell>
          <table:table-cell office:value-type="string">
            <text:p>Craig, Morgan L. </text:p>
          </table:table-cell>
          <table:table-cell office:value-type="string">
            <text:p>62-67.9</text:p>
          </table:table-cell>
          <table:table-cell table:style-name="ce1" office:value-type="string">
            <text:p>C+</text:p>
          </table:table-cell>
        </table:table-row>
        <table:table-row table:style-name="ro1">
          <table:table-cell office:value-type="string">
            <text:p>Empey, Jason C. </text:p>
          </table:table-cell>
          <table:table-cell office:value-type="float" office:value="6814272">
            <text:p>6814272</text:p>
          </table:table-cell>
          <table:table-cell office:value-type="float" office:value="49">
            <text:p>49</text:p>
          </table:table-cell>
          <table:table-cell table:formula="oooc:=[.C8]/55*100" office:value-type="float" office:value="89.0909090909091">
            <text:p>89.09</text:p>
          </table:table-cell>
          <table:table-cell office:value-type="float" office:value="5">
            <text:p>5</text:p>
          </table:table-cell>
          <table:table-cell table:formula="oooc:=[.E8]/5*100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formula="oooc:=[.G8]/90*100" office:value-type="float" office:value="88.8888888888889">
            <text:p>88.89</text:p>
          </table:table-cell>
          <table:table-cell office:value-type="float" office:value="76">
            <text:p>76</text:p>
          </table:table-cell>
          <table:table-cell table:formula="oooc:=[.I8]/90*100" office:value-type="float" office:value="84.4444444444444">
            <text:p>84.44</text:p>
          </table:table-cell>
          <table:table-cell office:value-type="float" office:value="3.5">
            <text:p>3.5</text:p>
          </table:table-cell>
          <table:table-cell table:formula="oooc:=[.K8]/5*100" office:value-type="float" office:value="70">
            <text:p>70</text:p>
          </table:table-cell>
          <table:table-cell table:formula="oooc:=([.D8]+[.F8])/2*0.2+[.H8]*0.15+[.L8]*0.25+[.J8]*0.4" office:value-type="float" office:value="83.520202020202">
            <text:p>83.52</text:p>
          </table:table-cell>
          <table:table-cell office:value-type="string">
            <text:p>A</text:p>
          </table:table-cell>
          <table:table-cell office:value-type="string">
            <text:p>Empey, Jason C. </text:p>
          </table:table-cell>
          <table:table-cell office:value-type="string">
            <text:p>53-61.9</text:p>
          </table:table-cell>
          <table:table-cell table:style-name="ce1" office:value-type="string">
            <text:p>C</text:p>
          </table:table-cell>
        </table:table-row>
        <table:table-row table:style-name="ro1">
          <table:table-cell office:value-type="string">
            <text:p>Li, Xiaoxue </text:p>
          </table:table-cell>
          <table:table-cell office:value-type="float" office:value="6803653">
            <text:p>6803653</text:p>
          </table:table-cell>
          <table:table-cell office:value-type="float" office:value="53">
            <text:p>53</text:p>
          </table:table-cell>
          <table:table-cell table:formula="oooc:=[.C9]/55*100" office:value-type="float" office:value="96.3636363636364">
            <text:p>96.36</text:p>
          </table:table-cell>
          <table:table-cell office:value-type="float" office:value="4">
            <text:p>4</text:p>
          </table:table-cell>
          <table:table-cell table:formula="oooc:=[.E9]/5*100" office:value-type="float" office:value="80">
            <text:p>80</text:p>
          </table:table-cell>
          <table:table-cell office:value-type="float" office:value="66">
            <text:p>66</text:p>
          </table:table-cell>
          <table:table-cell table:formula="oooc:=[.G9]/90*100" office:value-type="float" office:value="73.3333333333333">
            <text:p>73.33</text:p>
          </table:table-cell>
          <table:table-cell office:value-type="float" office:value="43">
            <text:p>43</text:p>
          </table:table-cell>
          <table:table-cell table:formula="oooc:=[.I9]/90*100" office:value-type="float" office:value="47.7777777777778">
            <text:p>47.78</text:p>
          </table:table-cell>
          <table:table-cell office:value-type="float" office:value="2.5">
            <text:p>2.5</text:p>
          </table:table-cell>
          <table:table-cell table:formula="oooc:=[.K9]/5*100" office:value-type="float" office:value="50">
            <text:p>50</text:p>
          </table:table-cell>
          <table:table-cell table:formula="oooc:=([.D9]+[.F9])/2*0.2+[.H9]*0.15+[.L9]*0.25+[.J9]*0.4" office:value-type="float" office:value="60.2474747474747">
            <text:p>60.25</text:p>
          </table:table-cell>
          <table:table-cell office:value-type="string">
            <text:p>C</text:p>
          </table:table-cell>
          <table:table-cell office:value-type="string">
            <text:p>Li, Xiaoxue </text:p>
          </table:table-cell>
          <table:table-cell office:value-type="string">
            <text:p>45-52.9</text:p>
          </table:table-cell>
          <table:table-cell table:style-name="ce1" office:value-type="string">
            <text:p>D</text:p>
          </table:table-cell>
        </table:table-row>
        <table:table-row table:style-name="ro1">
          <table:table-cell office:value-type="string">
            <text:p>Menjivar, Liliana J. </text:p>
          </table:table-cell>
          <table:table-cell office:value-type="float" office:value="6834448">
            <text:p>6834448</text:p>
          </table:table-cell>
          <table:table-cell office:value-type="float" office:value="53">
            <text:p>53</text:p>
          </table:table-cell>
          <table:table-cell table:formula="oooc:=[.C10]/55*100" office:value-type="float" office:value="96.3636363636364">
            <text:p>96.36</text:p>
          </table:table-cell>
          <table:table-cell office:value-type="float" office:value="5">
            <text:p>5</text:p>
          </table:table-cell>
          <table:table-cell table:formula="oooc:=[.E10]/5*100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formula="oooc:=[.G10]/90*100" office:value-type="float" office:value="80">
            <text:p>80</text:p>
          </table:table-cell>
          <table:table-cell office:value-type="float" office:value="70">
            <text:p>70</text:p>
          </table:table-cell>
          <table:table-cell table:formula="oooc:=[.I10]/90*100" office:value-type="float" office:value="77.7777777777778">
            <text:p>77.78</text:p>
          </table:table-cell>
          <table:table-cell office:value-type="float" office:value="5">
            <text:p>5</text:p>
          </table:table-cell>
          <table:table-cell table:formula="oooc:=[.K10]/5*100" office:value-type="float" office:value="100">
            <text:p>100</text:p>
          </table:table-cell>
          <table:table-cell table:formula="oooc:=([.D10]+[.F10])/2*0.2+[.H10]*0.15+[.L10]*0.25+[.J10]*0.4" office:value-type="float" office:value="87.7474747474748">
            <text:p>87.75</text:p>
          </table:table-cell>
          <table:table-cell office:value-type="string">
            <text:p>A</text:p>
          </table:table-cell>
          <table:table-cell office:value-type="string">
            <text:p>Menjivar, Liliana J. </text:p>
          </table:table-cell>
          <table:table-cell table:number-columns-repeated="2"/>
        </table:table-row>
        <table:table-row table:style-name="ro1">
          <table:table-cell office:value-type="string">
            <text:p>Sherby, Leslie E. </text:p>
          </table:table-cell>
          <table:table-cell office:value-type="float" office:value="6794233">
            <text:p>6794233</text:p>
          </table:table-cell>
          <table:table-cell office:value-type="float" office:value="49">
            <text:p>49</text:p>
          </table:table-cell>
          <table:table-cell table:formula="oooc:=[.C11]/55*100" office:value-type="float" office:value="89.0909090909091">
            <text:p>89.09</text:p>
          </table:table-cell>
          <table:table-cell office:value-type="float" office:value="5">
            <text:p>5</text:p>
          </table:table-cell>
          <table:table-cell table:formula="oooc:=[.E11]/5*100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formula="oooc:=[.G11]/90*100" office:value-type="float" office:value="64.4444444444444">
            <text:p>64.44</text:p>
          </table:table-cell>
          <table:table-cell office:value-type="float" office:value="57">
            <text:p>57</text:p>
          </table:table-cell>
          <table:table-cell table:formula="oooc:=[.I11]/90*100" office:value-type="float" office:value="63.3333333333333">
            <text:p>63.33</text:p>
          </table:table-cell>
          <table:table-cell office:value-type="float" office:value="4.5">
            <text:p>4.5</text:p>
          </table:table-cell>
          <table:table-cell table:formula="oooc:=[.K11]/5*100" office:value-type="float" office:value="90">
            <text:p>90</text:p>
          </table:table-cell>
          <table:table-cell table:formula="oooc:=([.D11]+[.F11])/2*0.2+[.H11]*0.15+[.L11]*0.25+[.J11]*0.4" office:value-type="float" office:value="76.4090909090909">
            <text:p>76.41</text:p>
          </table:table-cell>
          <table:table-cell office:value-type="string">
            <text:p>B+</text:p>
          </table:table-cell>
          <table:table-cell office:value-type="string">
            <text:p>Sherby, Leslie E. </text:p>
          </table:table-cell>
          <table:table-cell table:number-columns-repeated="2"/>
        </table:table-row>
        <table:table-row table:style-name="ro1">
          <table:table-cell office:value-type="string">
            <text:p>Vanderveen, Hannah M. </text:p>
          </table:table-cell>
          <table:table-cell office:value-type="float" office:value="7607867">
            <text:p>7607867</text:p>
          </table:table-cell>
          <table:table-cell office:value-type="float" office:value="43">
            <text:p>43</text:p>
          </table:table-cell>
          <table:table-cell table:formula="oooc:=[.C12]/55*100" office:value-type="float" office:value="78.1818181818182">
            <text:p>78.18</text:p>
          </table:table-cell>
          <table:table-cell office:value-type="float" office:value="4">
            <text:p>4</text:p>
          </table:table-cell>
          <table:table-cell table:formula="oooc:=[.E12]/5*100" office:value-type="float" office:value="80">
            <text:p>80</text:p>
          </table:table-cell>
          <table:table-cell office:value-type="float" office:value="32">
            <text:p>32</text:p>
          </table:table-cell>
          <table:table-cell table:formula="oooc:=[.G12]/90*100" office:value-type="float" office:value="35.5555555555556">
            <text:p>35.56</text:p>
          </table:table-cell>
          <table:table-cell office:value-type="float" office:value="39">
            <text:p>39</text:p>
          </table:table-cell>
          <table:table-cell table:formula="oooc:=[.I12]/90*100" office:value-type="float" office:value="43.3333333333333">
            <text:p>43.33</text:p>
          </table:table-cell>
          <table:table-cell office:value-type="float" office:value="5">
            <text:p>5</text:p>
          </table:table-cell>
          <table:table-cell table:formula="oooc:=[.K12]/5*100" office:value-type="float" office:value="100">
            <text:p>100</text:p>
          </table:table-cell>
          <table:table-cell table:formula="oooc:=([.D12]+[.F12])/2*0.2+[.H12]*0.15+[.L12]*0.25+[.J12]*0.4" office:value-type="float" office:value="63.4848484848485">
            <text:p>63.48</text:p>
          </table:table-cell>
          <table:table-cell office:value-type="string">
            <text:p>C+</text:p>
          </table:table-cell>
          <table:table-cell office:value-type="string">
            <text:p>Vanderveen, Hannah M. </text:p>
          </table:table-cell>
          <table:table-cell table:number-columns-repeated="2"/>
        </table:table-row>
        <table:table-row table:style-name="ro1">
          <table:table-cell office:value-type="string">
            <text:p>Wang, Yu </text:p>
          </table:table-cell>
          <table:table-cell office:value-type="float" office:value="6822675">
            <text:p>6822675</text:p>
          </table:table-cell>
          <table:table-cell office:value-type="float" office:value="53">
            <text:p>53</text:p>
          </table:table-cell>
          <table:table-cell table:formula="oooc:=[.C13]/55*100" office:value-type="float" office:value="96.3636363636364">
            <text:p>96.36</text:p>
          </table:table-cell>
          <table:table-cell office:value-type="float" office:value="5">
            <text:p>5</text:p>
          </table:table-cell>
          <table:table-cell table:formula="oooc:=[.E13]/5*100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formula="oooc:=[.G13]/90*100" office:value-type="float" office:value="61.1111111111111">
            <text:p>61.11</text:p>
          </table:table-cell>
          <table:table-cell office:value-type="float" office:value="53.5">
            <text:p>53.5</text:p>
          </table:table-cell>
          <table:table-cell table:formula="oooc:=[.I13]/90*100" office:value-type="float" office:value="59.4444444444444">
            <text:p>59.44</text:p>
          </table:table-cell>
          <table:table-cell office:value-type="float" office:value="5">
            <text:p>5</text:p>
          </table:table-cell>
          <table:table-cell table:formula="oooc:=[.K13]/5*100" office:value-type="float" office:value="100">
            <text:p>100</text:p>
          </table:table-cell>
          <table:table-cell table:formula="oooc:=([.D13]+[.F13])/2*0.2+[.H13]*0.15+[.L13]*0.25+[.J13]*0.4" office:value-type="float" office:value="77.5808080808081">
            <text:p>77.58</text:p>
          </table:table-cell>
          <table:table-cell office:value-type="string">
            <text:p>B+</text:p>
          </table:table-cell>
          <table:table-cell office:value-type="string">
            <text:p>Wang, Yu </text:p>
          </table:table-cell>
          <table:table-cell table:number-columns-repeated="2"/>
        </table:table-row>
        <table:table-row table:style-name="ro1">
          <table:table-cell office:value-type="string">
            <text:p>Wessel, Lindsay C. </text:p>
          </table:table-cell>
          <table:table-cell office:value-type="float" office:value="6799302">
            <text:p>6799302</text:p>
          </table:table-cell>
          <table:table-cell office:value-type="float" office:value="50">
            <text:p>50</text:p>
          </table:table-cell>
          <table:table-cell table:formula="oooc:=[.C14]/55*100" office:value-type="float" office:value="90.9090909090909">
            <text:p>90.91</text:p>
          </table:table-cell>
          <table:table-cell office:value-type="float" office:value="5">
            <text:p>5</text:p>
          </table:table-cell>
          <table:table-cell table:formula="oooc:=[.E14]/5*100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formula="oooc:=[.G14]/90*100" office:value-type="float" office:value="98.8888888888889">
            <text:p>98.89</text:p>
          </table:table-cell>
          <table:table-cell office:value-type="float" office:value="76">
            <text:p>76</text:p>
          </table:table-cell>
          <table:table-cell table:formula="oooc:=[.I14]/90*100" office:value-type="float" office:value="84.4444444444444">
            <text:p>84.44</text:p>
          </table:table-cell>
          <table:table-cell office:value-type="float" office:value="5">
            <text:p>5</text:p>
          </table:table-cell>
          <table:table-cell table:formula="oooc:=[.K14]/5*100" office:value-type="float" office:value="100">
            <text:p>100</text:p>
          </table:table-cell>
          <table:table-cell table:formula="oooc:=([.D14]+[.F14])/2*0.2+[.H14]*0.15+[.L14]*0.25+[.J14]*0.4" office:value-type="float" office:value="92.7020202020202">
            <text:p>92.7</text:p>
          </table:table-cell>
          <table:table-cell office:value-type="string">
            <text:p>A+</text:p>
          </table:table-cell>
          <table:table-cell office:value-type="string">
            <text:p>Wessel, Lindsay C. </text:p>
          </table:table-cell>
          <table:table-cell table:number-columns-repeated="2"/>
        </table:table-row>
        <table:table-row table:style-name="ro1">
          <table:table-cell office:value-type="string">
            <text:p>Ye, Xiao M. </text:p>
          </table:table-cell>
          <table:table-cell office:value-type="float" office:value="6811430">
            <text:p>6811430</text:p>
          </table:table-cell>
          <table:table-cell office:value-type="float" office:value="18">
            <text:p>18</text:p>
          </table:table-cell>
          <table:table-cell table:formula="oooc:=[.C15]/55*100" office:value-type="float" office:value="32.7272727272727">
            <text:p>32.73</text:p>
          </table:table-cell>
          <table:table-cell office:value-type="float" office:value="1">
            <text:p>1</text:p>
          </table:table-cell>
          <table:table-cell table:formula="oooc:=[.E15]/5*100" office:value-type="float" office:value="20">
            <text:p>20</text:p>
          </table:table-cell>
          <table:table-cell office:value-type="float" office:value="26">
            <text:p>26</text:p>
          </table:table-cell>
          <table:table-cell table:formula="oooc:=[.G15]/90*100" office:value-type="float" office:value="28.8888888888889">
            <text:p>28.89</text:p>
          </table:table-cell>
          <table:table-cell office:value-type="string">
            <text:p>DNW</text:p>
          </table:table-cell>
          <table:table-cell/>
          <table:table-cell/>
          <table:table-cell/>
          <table:table-cell table:formula="oooc:=([.D15]+[.F15])/2*0.2+[.H15]*0.15+[.L15]*0.25+[.J15]*0.4" office:value-type="float" office:value="9.60606060606061">
            <text:p>9.61</text:p>
          </table:table-cell>
          <table:table-cell/>
          <table:table-cell office:value-type="string">
            <text:p>Ye, Xiao M. 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AVERAGE</text:p>
          </table:table-cell>
          <table:table-cell/>
          <table:table-cell table:formula="oooc:=AVERAGE([.C3:.C15])" office:value-type="float" office:value="46.6153846153846">
            <text:p>46.62</text:p>
          </table:table-cell>
          <table:table-cell table:formula="oooc:=AVERAGE([.D3:.D15])" office:value-type="float" office:value="84.7552447552448">
            <text:p>84.76</text:p>
          </table:table-cell>
          <table:table-cell table:formula="oooc:=AVERAGE([.E3:.E15])" office:value-type="float" office:value="4.30769230769231">
            <text:p>4.31</text:p>
          </table:table-cell>
          <table:table-cell table:formula="oooc:=AVERAGE([.F3:.F15])" office:value-type="float" office:value="86.1538461538462">
            <text:p>86.15</text:p>
          </table:table-cell>
          <table:table-cell table:formula="oooc:=AVERAGE([.G3:.G15])" office:value-type="float" office:value="60.3333333333333">
            <text:p>60.33</text:p>
          </table:table-cell>
          <table:table-cell table:formula="oooc:=AVERAGE([.H3:.H15])" office:value-type="float" office:value="67.0370370370371">
            <text:p>67.04</text:p>
          </table:table-cell>
          <table:table-cell table:formula="oooc:=AVERAGE([.I3:.I15])" office:value-type="float" office:value="59.2916666666667">
            <text:p>59.29</text:p>
          </table:table-cell>
          <table:table-cell table:formula="oooc:=AVERAGE([.J3:.J15])" office:value-type="float" office:value="65.8796296296296">
            <text:p>65.88</text:p>
          </table:table-cell>
          <table:table-cell table:number-columns-repeated="4"/>
          <table:table-cell office:value-type="string">
            <text:p>AVERAGE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CA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6">04/26/2008</text:date>, <text:time>20:0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Julien Arino</dc:creator>
    <dc:date>2008-04-26T20:08:49</dc:date>
    <meta:editing-cycles>16</meta:editing-cycles>
    <meta:editing-duration>P2DT4H36M30S</meta:editing-duration>
    <meta:user-defined meta:name="Info 1"/>
    <meta:user-defined meta:name="Info 2"/>
    <meta:user-defined meta:name="Info 3"/>
    <meta:user-defined meta:name="Info 4"/>
    <meta:document-statistic meta:table-count="2" meta:cell-count="404"/>
  </office:meta>
</office:document-meta>
</file>